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48959" officeooo:paragraph-rsid="00048959"/>
    </style:style>
    <style:style style:name="P2" style:family="paragraph" style:parent-style-name="Standard">
      <style:paragraph-properties fo:text-align="justify" style:justify-single-word="false"/>
      <style:text-properties officeooo:rsid="00048959" officeooo:paragraph-rsid="00048959"/>
    </style:style>
    <style:style style:name="P3" style:family="paragraph" style:parent-style-name="Standard">
      <style:text-properties fo:font-weight="bold" officeooo:rsid="00048959" officeooo:paragraph-rsid="00048959" style:font-weight-asian="bold" style:font-weight-complex="bold"/>
    </style:style>
    <style:style style:name="P4" style:family="paragraph" style:parent-style-name="Standard" style:list-style-name="L1">
      <style:text-properties fo:font-weight="bold" officeooo:rsid="00048959" officeooo:paragraph-rsid="00048959" style:font-weight-asian="bold" style:font-weight-complex="bold"/>
    </style:style>
    <style:style style:name="P5" style:family="paragraph" style:parent-style-name="Standard">
      <style:text-properties fo:font-weight="bold" officeooo:rsid="00065a67" officeooo:paragraph-rsid="00065a67" style:font-weight-asian="bold" style:font-weight-complex="bold"/>
    </style:style>
    <style:style style:name="P6" style:family="paragraph" style:parent-style-name="Standard" style:list-style-name="L1">
      <style:text-properties fo:font-weight="bold" officeooo:rsid="00065a67" officeooo:paragraph-rsid="00065a67" style:font-weight-asian="bold" style:font-weight-complex="bold"/>
    </style:style>
    <style:style style:name="P7" style:family="paragraph" style:parent-style-name="Standard">
      <style:text-properties fo:font-weight="normal" officeooo:rsid="00065a67" officeooo:paragraph-rsid="00065a67" style:font-weight-asian="normal" style:font-weight-complex="normal"/>
    </style:style>
    <style:style style:name="P8" style:family="paragraph" style:parent-style-name="Standard" style:list-style-name="L2">
      <style:text-properties fo:font-weight="normal" officeooo:rsid="00065a67" officeooo:paragraph-rsid="00065a67" style:font-weight-asian="normal" style:font-weight-complex="normal"/>
    </style:style>
    <style:style style:name="P9" style:family="paragraph" style:parent-style-name="Standard" style:list-style-name="L3">
      <style:text-properties fo:font-weight="normal" officeooo:rsid="00065a67" officeooo:paragraph-rsid="00065a67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65a67" style:font-weight-asian="normal" style:font-weight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Project Review</text:span>: <text:span text:style-name="T1">School Timetable Optimization</text:span></text:p>
      <text:p text:style-name="P1"/>
      <text:p text:style-name="P1"><text:span text:style-name="T1">Overview:</text:span> </text:p>
      <text:p text:style-name="P2">The School Timetable Optimization project aimed to create an optimized timetable for a school to minimize conflicts and maximize resources utilization. The project utilized a dataset containing subjects, teachers, classrooms and time slots for each day of the week. The Timetable was created using Draw.io , with a focus on efficient organization and clarity.</text:p>
      <text:p text:style-name="P2"/>
      <text:p text:style-name="P3">Key Steps and Achievements:</text:p>
      <text:list text:style-name="L1">
        <text:list-item>
          <text:p text:style-name="P4">Data collection and organization:<text:span text:style-name="T2"> The project started with gathering information about the school resources and organizing the data into a structured format.</text:span></text:p>
        </text:list-item>
        <text:list-item>
          <text:p text:style-name="P4">Timetable Design:<text:span text:style-name="T2"> A timetable template was created using draw.io with rows for each day of the week <text:s/>and columns for each time slot. Subjects, teachers, and classrooms were assigned to specific time slots based on the dataset.</text:span></text:p>
        </text:list-item>
        <text:list-item>
          <text:p text:style-name="P4">Optimization: <text:span text:style-name="T2">The timetable was optimized to minimize conflicts and maximize resource utilizatio</text:span><text:span text:style-name="T3">n. </text:span><text:span text:style-name="T2">Adjustments were made to ensure that subjects were </text:span><text:span text:style-name="T3">evenly distributed throughout the week and that teachers and classrooms were allocated efficiently.</text:span></text:p>
        </text:list-item>
        <text:list-item>
          <text:p text:style-name="P6">Review and Finalization:<text:span text:style-name="T2"> The finalized timetable was reviewed to ensure that all constraints were met and that the timetable was feasible and realistic.</text:span></text:p>
          <text:p text:style-name="P6"><text:span text:style-name="T2"/></text:p>
        </text:list-item>
      </text:list>
      <text:p text:style-name="P5">Challenges and Lessons Learned:</text:p>
      <text:list text:style-name="L3">
        <text:list-item>
          <text:p text:style-name="P9">One of the main challenges faced during the project was balancing the allocation of the subjects, teachers, and classrooms to avoid conflicts and ensure a balanced schedule.</text:p>
        </text:list-item>
        <text:list-item>
          <text:p text:style-name="P9">Lessons learned from this project include the importance of careful planning and organization, as well as the need for flexibility and adaptability when dealing with complex scheduling issues.</text:p>
          <text:p text:style-name="P9"/>
        </text:list-item>
      </text:list>
      <text:p text:style-name="P5">Impact and Benefits:</text:p>
      <text:list text:style-name="L2">
        <text:list-item>
          <text:p text:style-name="P8">The optimized timetable <text:s/>is expected to have a positive impact on the school by improving resource utilization, enhancing the student experience, and streamlining operations.</text:p>
        </text:list-item>
        <text:list-item>
          <text:p text:style-name="P8">The project also provided valuable insights into the complexities of timetable optimization and the importance of effective scheduling in educational settings.</text:p>
          <text:p text:style-name="P8"/>
        </text:list-item>
      </text:list>
      <text:p text:style-name="P5">Conclusion:</text:p>
      <text:p text:style-name="P7">The School Timetable Optimization project successfully created an optimized timetable for a school, demonstrating the importance of efficient resource allocation and scheduling in educational environments. The project provided <text:s/>valuable insights that can be applied to future scheduling and optimization effort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8T08:02:04.713000000</meta:creation-date>
    <dc:date>2024-05-28T08:34:29.597000000</dc:date>
    <meta:editing-duration>PT14S</meta:editing-duration>
    <meta:editing-cycles>1</meta:editing-cycles>
    <meta:document-statistic meta:table-count="0" meta:image-count="0" meta:object-count="0" meta:page-count="1" meta:paragraph-count="18" meta:word-count="337" meta:character-count="2311" meta:non-whitespace-character-count="1996"/>
    <meta:generator>LibreOffice/24.2.3.2$Windows_X86_64 LibreOffice_project/433d9c2ded56988e8a90e6b2e771ee4e6a5ab2ba</meta:generator>
  </office:meta>
</office:document-meta>
</file>